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0.866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3.29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svg:width="16.004cm" svg:height="9.005cm" svg:x="0.906cm" svg:y="9.925cm">
            <draw:object draw:notify-on-update-of-ranges="Tabelle1.A21:Tabelle1.A25 Tabelle1.C20:Tabelle1.C20 Tabelle1.C21:Tabelle1.C25 Tabelle1.E2:Tabelle1.E2 Tabelle1.E21:Tabelle1.E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svg:width="15.996cm" svg:height="8.991cm" svg:x="24.332cm" svg:y="2.934cm">
            <draw:object draw:notify-on-update-of-ranges="Tabelle1.B5:Tabelle1.B12 Tabelle1.C2:Tabelle1.C2 Tabelle1.C5:Tabelle1.C12 Tabelle1.E2:Tabelle1.E2 Tabelle1.E5:Tabelle1.E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1" svg:width="16.024cm" svg:height="8.991cm" svg:x="5.141cm" svg:y="9.498cm">
            <draw:object draw:notify-on-update-of-ranges="Tabelle1.A28:Tabelle1.A32 Tabelle1.C27:Tabelle1.C27 Tabelle1.C28:Tabelle1.C32 Tabelle1.E2:Tabelle1.E2 Tabelle1.E28:Tabelle1.E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3" draw:text-style-name="P1" svg:width="16.024cm" svg:height="8.99cm" svg:x="18.784cm" svg:y="8.084cm">
            <draw:object draw:notify-on-update-of-ranges="Tabelle1.A21:Tabelle1.A25 Tabelle1.D20:Tabelle1.D20 Tabelle1.D21:Tabelle1.D25 Tabelle1.D27:Tabelle1.D27 Tabelle1.D28:Tabelle1.D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Knotenanzahl</text:p>
          </table:table-cell>
          <table:table-cell office:value-type="string">
            <text:p>Anzahl Threads</text:p>
          </table:table-cell>
          <table:table-cell office:value-type="string">
            <text:p>Gemessene Laufzeit</text:p>
          </table:table-cell>
          <table:table-cell office:value-type="string">
            <text:p>Bretter/Sekunde</text:p>
          </table:table-cell>
          <table:table-cell office:value-type="string">
            <text:p>optimale Laufzei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609">
            <text:p>5609</text:p>
          </table:table-cell>
          <table:table-cell office:value-type="float" office:value="1191586">
            <text:p>1191586</text:p>
          </table:table-cell>
          <table:table-cell office:value-type="float" office:value="5609">
            <text:p>560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490">
            <text:p>4490</text:p>
          </table:table-cell>
          <table:table-cell office:value-type="float" office:value="1488432">
            <text:p>1488432</text:p>
          </table:table-cell>
          <table:table-cell table:formula="of:=[.E5]/[.B6]" office:value-type="float" office:value="2804.5">
            <text:p>2804,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19">
            <text:p>2419</text:p>
          </table:table-cell>
          <table:table-cell office:value-type="float" office:value="2763134">
            <text:p>2763134</text:p>
          </table:table-cell>
          <table:table-cell table:formula="of:=[.E5]/[.B7]" office:value-type="float" office:value="1402.25">
            <text:p>1402,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23">
            <text:p>1423</text:p>
          </table:table-cell>
          <table:table-cell office:value-type="float" office:value="4696864">
            <text:p>4696864</text:p>
          </table:table-cell>
          <table:table-cell table:formula="of:=[.E5]/[.B8]" office:value-type="float" office:value="701.125">
            <text:p>701,1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41">
            <text:p>1041</text:p>
          </table:table-cell>
          <table:table-cell office:value-type="float" office:value="6419302">
            <text:p>6419302</text:p>
          </table:table-cell>
          <table:table-cell table:formula="of:=[.E5]/[.B9]" office:value-type="float" office:value="467.416666666667">
            <text:p>467,41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26">
            <text:p>926</text:p>
          </table:table-cell>
          <table:table-cell office:value-type="float" office:value="7212764">
            <text:p>7212764</text:p>
          </table:table-cell>
          <table:table-cell table:formula="of:=[.E5]/[.B10]" office:value-type="float" office:value="350.5625">
            <text:p>350,56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53">
            <text:p>853</text:p>
          </table:table-cell>
          <table:table-cell office:value-type="float" office:value="7828665">
            <text:p>7828665</text:p>
          </table:table-cell>
          <table:table-cell table:formula="of:=[.E5]/[.B11]" office:value-type="float" office:value="280.45">
            <text:p>280,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796">
            <text:p>796</text:p>
          </table:table-cell>
          <table:table-cell office:value-type="float" office:value="8388934">
            <text:p>8388934</text:p>
          </table:table-cell>
          <table:table-cell table:formula="of:=[.E5]/[.B12]" office:value-type="float" office:value="233.708333333333">
            <text:p>233,7083333333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emessene Laufzeit 24 Threads</text:p>
          </table:table-cell>
          <table:table-cell office:value-type="string">
            <text:p>Bretter/Sekunde 24 Thread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796">
            <text:p>796</text:p>
          </table:table-cell>
          <table:table-cell office:value-type="float" office:value="8388934">
            <text:p>8388934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44">
            <text:p>444</text:p>
          </table:table-cell>
          <table:table-cell office:value-type="float" office:value="15029758">
            <text:p>15029758</text:p>
          </table:table-cell>
          <table:table-cell table:formula="of:=[.E21]/([.A22])" office:value-type="float" office:value="400">
            <text:p>4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89">
            <text:p>289</text:p>
          </table:table-cell>
          <table:table-cell office:value-type="float" office:value="23084646">
            <text:p>23084646</text:p>
          </table:table-cell>
          <table:table-cell table:formula="of:=[.E21]/([.A23])" office:value-type="float" office:value="200">
            <text:p>2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18">
            <text:p>218</text:p>
          </table:table-cell>
          <table:table-cell office:value-type="float" office:value="30594557">
            <text:p>30594557</text:p>
          </table:table-cell>
          <table:table-cell table:formula="of:=[.E21]/([.A24])" office:value-type="float" office:value="133.333333333333">
            <text:p>133,33333333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  <table:table-cell office:value-type="float" office:value="34844430">
            <text:p>34844430</text:p>
          </table:table-cell>
          <table:table-cell table:formula="of:=[.E21]/([.A25])" office:value-type="float" office:value="100">
            <text:p>1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Gemessene Laufzeit 12 Threads</text:p>
          </table:table-cell>
          <table:table-cell office:value-type="string">
            <text:p>Bretter/Sekunde 12 Thread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54">
            <text:p>1054</text:p>
          </table:table-cell>
          <table:table-cell office:value-type="float" office:value="6337277">
            <text:p>6337277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79">
            <text:p>579</text:p>
          </table:table-cell>
          <table:table-cell office:value-type="float" office:value="11538071">
            <text:p>11538071</text:p>
          </table:table-cell>
          <table:table-cell table:formula="of:=[.E28]/([.A29])" office:value-type="float" office:value="527">
            <text:p>52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67">
            <text:p>367</text:p>
          </table:table-cell>
          <table:table-cell office:value-type="float" office:value="18189377">
            <text:p>18189377</text:p>
          </table:table-cell>
          <table:table-cell table:formula="of:=[.E28]/([.A30])" office:value-type="float" office:value="263.5">
            <text:p>263,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6102504">
            <text:p>26102504</text:p>
          </table:table-cell>
          <table:table-cell table:formula="of:=[.E28]/([.A31])" office:value-type="float" office:value="175.666666666667">
            <text:p>175,66666666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46">
            <text:p>246</text:p>
          </table:table-cell>
          <table:table-cell office:value-type="float" office:value="27153062">
            <text:p>27153062</text:p>
          </table:table-cell>
          <table:table-cell table:formula="of:=[.E28]/([.A32])" office:value-type="float" office:value="131.75">
            <text:p>131,75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ll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.00.0000</text:date>, <text:time style:data-style-name="N2" text:time-value="0000-00-00T13:42: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a Duwe</meta:initial-creator>
    <meta:creation-date>2013-10-07T11:59:42</meta:creation-date>
    <dc:date>2013-10-09T15:24:30</dc:date>
    <dc:creator>enno </dc:creator>
    <meta:editing-duration>PT11M4S</meta:editing-duration>
    <meta:editing-cycles>3</meta:editing-cycles>
    <meta:generator>LibreOffice/4.0.2.2$Linux_X86_64 LibreOffice_project/400m0$Build-2</meta:generator>
    <meta:document-statistic meta:table-count="3" meta:cell-count="1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1.01cm" svg:y="3.756cm" style:legend-expansion="high" chart:style-name="ch2"/>
        <chart:plot-area chart:style-name="ch3" table:cell-range-address="Tabelle1.A21:Tabelle1.A25 Tabelle1.C20:Tabelle1.C25 Tabelle1.E2:Tabelle1.E2 Tabelle1.E21:Tabelle1.E25" chart:data-source-has-labels="both" svg:x="1.331cm" svg:y="0.855cm" svg:width="9.039cm" svg:height="6.99cm">
          <chartooo:coordinate-region svg:x="2.138cm" svg:y="1.054cm" svg:width="8.138cm" svg:height="6.144cm"/>
          <chart:axis chart:dimension="x" chart:name="primary-x" chart:style-name="ch4" chartooo:axis-type="auto">
            <chartooo:date-scale/>
            <chart:title svg:x="4.734cm" svg:y="8.025cm" chart:style-name="ch5">
              <text:p>Anzahl Knoten</text:p>
            </chart:title>
            <chart:categories table:cell-range-address="Tabelle1.A21:Tabelle1.A25"/>
          </chart:axis>
          <chart:axis chart:dimension="y" chart:name="primary-y" chart:style-name="ch4">
            <chart:title svg:x="0.451cm" svg:y="5.068cm" chart:style-name="ch6">
              <text:p>Laufzeit [s]</text:p>
            </chart:title>
            <chart:grid chart:style-name="ch7" chart:class="major"/>
          </chart:axis>
          <chart:series chart:style-name="ch8" chart:values-cell-range-address="Tabelle1.C21:Tabelle1.C25" chart:label-cell-address="Tabelle1.C20:Tabelle1.C20" chart:class="chart:line">
            <chart:data-point chart:repeated="5"/>
          </chart:series>
          <chart:series chart:style-name="ch9" chart:values-cell-range-address="Tabelle1.E21:Tabelle1.E25" chart:label-cell-address="Tabelle1.E2:Tabelle1.E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messene Laufzeit 24 Threads</text:p>
                <draw:g>
                  <svg:desc>Tabelle1.C20:Tabelle1.C20</svg:desc>
                </draw:g>
              </table:table-cell>
              <table:table-cell office:value-type="string">
                <text:p>optimale Laufzeit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21:Tabelle1.A25</svg:desc>
                </draw:g>
              </table:table-cell>
              <table:table-cell office:value-type="float" office:value="796">
                <text:p>796</text:p>
                <draw:g>
                  <svg:desc>Tabelle1.C21:Tabelle1.C25</svg:desc>
                </draw:g>
              </table:table-cell>
              <table:table-cell office:value-type="float" office:value="800">
                <text:p>800</text:p>
                <draw:g>
                  <svg:desc>Tabelle1.E21:Tabelle1.E2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44">
                <text:p>44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9">
                <text:p>28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1">
                <text:p>19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8.992cm" xlink:href=".." xlink:type="simple" chart:class="chart:line" chart:style-name="ch1">
        <chart:legend chart:legend-position="end" svg:x="11.478cm" svg:y="3.948cm" style:legend-expansion="high" chart:style-name="ch2"/>
        <chart:plot-area chart:style-name="ch3" table:cell-range-address="Tabelle1.B5:Tabelle1.C12 Tabelle1.C2:Tabelle1.C2 Tabelle1.E2:Tabelle1.E2 Tabelle1.E5:Tabelle1.E12" chart:data-source-has-labels="both" svg:x="0.769cm" svg:y="0.825cm" svg:width="10.068cm" svg:height="7.539cm">
          <chartooo:coordinate-region svg:x="1.761cm" svg:y="1.025cm" svg:width="8.889cm" svg:height="6.692cm"/>
          <chart:axis chart:dimension="x" chart:name="primary-x" chart:style-name="ch4" chartooo:axis-type="auto">
            <chartooo:date-scale/>
            <chart:title svg:x="4.608cm" svg:y="8.432cm" chart:style-name="ch5">
              <text:p>Anzahl Threads</text:p>
            </chart:title>
            <chart:categories table:cell-range-address="Tabelle1.B5:Tabelle1.B12"/>
          </chart:axis>
          <chart:axis chart:dimension="y" chart:name="primary-y" chart:style-name="ch4">
            <chart:title svg:x="0cm" svg:y="5.419cm" chart:style-name="ch6">
              <text:p>Laufzeit [s]</text:p>
            </chart:title>
            <chart:grid chart:style-name="ch7" chart:class="major"/>
          </chart:axis>
          <chart:series chart:style-name="ch8" chart:values-cell-range-address="Tabelle1.C5:Tabelle1.C12" chart:label-cell-address="Tabelle1.C2:Tabelle1.C2" chart:class="chart:line">
            <chart:data-point chart:repeated="8"/>
          </chart:series>
          <chart:series chart:style-name="ch9" chart:values-cell-range-address="Tabelle1.E5:Tabelle1.E12" chart:label-cell-address="Tabelle1.E2:Tabelle1.E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messene Laufzeit</text:p>
                <draw:g>
                  <svg:desc>Tabelle1.C2:Tabelle1.C2</svg:desc>
                </draw:g>
              </table:table-cell>
              <table:table-cell office:value-type="string">
                <text:p>optimale Laufzeit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B5:Tabelle1.B12</svg:desc>
                </draw:g>
              </table:table-cell>
              <table:table-cell office:value-type="float" office:value="5609">
                <text:p>5609</text:p>
                <draw:g>
                  <svg:desc>Tabelle1.C5:Tabelle1.C12</svg:desc>
                </draw:g>
              </table:table-cell>
              <table:table-cell office:value-type="float" office:value="5609">
                <text:p>5609</text:p>
                <draw:g>
                  <svg:desc>Tabelle1.E5:Tabelle1.E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490">
                <text:p>4490</text:p>
              </table:table-cell>
              <table:table-cell office:value-type="float" office:value="2804.5">
                <text:p>2804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19">
                <text:p>2419</text:p>
              </table:table-cell>
              <table:table-cell office:value-type="float" office:value="1402.25">
                <text:p>1402.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23">
                <text:p>1423</text:p>
              </table:table-cell>
              <table:table-cell office:value-type="float" office:value="701.125">
                <text:p>701.12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41">
                <text:p>1041</text:p>
              </table:table-cell>
              <table:table-cell office:value-type="float" office:value="467.416666666667">
                <text:p>467.41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26">
                <text:p>926</text:p>
              </table:table-cell>
              <table:table-cell office:value-type="float" office:value="350.5625">
                <text:p>350.56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53">
                <text:p>853</text:p>
              </table:table-cell>
              <table:table-cell office:value-type="float" office:value="280.45">
                <text:p>280.4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96">
                <text:p>796</text:p>
              </table:table-cell>
              <table:table-cell office:value-type="float" office:value="233.708333333333">
                <text:p>233.708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5cm" svg:height="8.992cm" xlink:href=".." xlink:type="simple" chart:class="chart:line" chart:style-name="ch1">
        <chart:legend chart:legend-position="end" svg:x="11.03cm" svg:y="3.749cm" style:legend-expansion="high" chart:style-name="ch2"/>
        <chart:plot-area chart:style-name="ch3" table:cell-range-address="Tabelle1.A28:Tabelle1.A32 Tabelle1.C27:Tabelle1.C32 Tabelle1.E2:Tabelle1.E2 Tabelle1.E28:Tabelle1.E32" chart:data-source-has-labels="both" svg:x="1.331cm" svg:y="0.851cm" svg:width="9.059cm" svg:height="6.981cm">
          <chartooo:coordinate-region svg:x="2.323cm" svg:y="1.05cm" svg:width="7.973cm" svg:height="6.135cm"/>
          <chart:axis chart:dimension="x" chart:name="primary-x" chart:style-name="ch4" chartooo:axis-type="auto">
            <chartooo:date-scale/>
            <chart:title svg:x="4.744cm" svg:y="8.011cm" chart:style-name="ch5">
              <text:p>Anzahl Knoten</text:p>
            </chart:title>
            <chart:categories table:cell-range-address="Tabelle1.A28:Tabelle1.A32"/>
          </chart:axis>
          <chart:axis chart:dimension="y" chart:name="primary-y" chart:style-name="ch4">
            <chart:title svg:x="0.451cm" svg:y="5.166cm" chart:style-name="ch6">
              <text:p>Laufzeit [s]</text:p>
            </chart:title>
            <chart:grid chart:style-name="ch7" chart:class="major"/>
          </chart:axis>
          <chart:series chart:style-name="ch8" chart:values-cell-range-address="Tabelle1.C28:Tabelle1.C32" chart:label-cell-address="Tabelle1.C27:Tabelle1.C27" chart:class="chart:line">
            <chart:data-point chart:repeated="5"/>
          </chart:series>
          <chart:series chart:style-name="ch9" chart:values-cell-range-address="Tabelle1.E28:Tabelle1.E32" chart:label-cell-address="Tabelle1.E2:Tabelle1.E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emessene Laufzeit 12 Threads</text:p>
                <draw:g>
                  <svg:desc>Tabelle1.C27:Tabelle1.C27</svg:desc>
                </draw:g>
              </table:table-cell>
              <table:table-cell office:value-type="string">
                <text:p>optimale Laufzeit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28:Tabelle1.A32</svg:desc>
                </draw:g>
              </table:table-cell>
              <table:table-cell office:value-type="float" office:value="1054">
                <text:p>1054</text:p>
                <draw:g>
                  <svg:desc>Tabelle1.C28:Tabelle1.C32</svg:desc>
                </draw:g>
              </table:table-cell>
              <table:table-cell office:value-type="float" office:value="1054">
                <text:p>1054</text:p>
                <draw:g>
                  <svg:desc>Tabelle1.E28:Tabelle1.E3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79">
                <text:p>57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263.5">
                <text:p>263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6">
                <text:p>246</text:p>
              </table:table-cell>
              <table:table-cell office:value-type="float" office:value="131.75">
                <text:p>131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5cm" svg:height="8.991cm" xlink:href=".." xlink:type="simple" chart:class="chart:scatter" chart:style-name="ch1">
        <chart:legend chart:legend-position="end" svg:x="10.368cm" svg:y="3.947cm" style:legend-expansion="high" chart:style-name="ch2"/>
        <chart:plot-area chart:style-name="ch3" table:cell-range-address="Tabelle1.A21:Tabelle1.A25 Tabelle1.D20:Tabelle1.D25 Tabelle1.D27:Tabelle1.D32" chart:data-source-has-labels="both" svg:x="1.331cm" svg:y="0.851cm" svg:width="8.397cm" svg:height="6.98cm">
          <chartooo:coordinate-region svg:x="3.064cm" svg:y="1.051cm" svg:width="6.57cm" svg:height="6.133cm"/>
          <chart:axis chart:dimension="x" chart:name="primary-x" chart:style-name="ch4" chartooo:axis-type="auto">
            <chart:title svg:x="4.413cm" svg:y="8.01cm" chart:style-name="ch5">
              <text:p>Anzahl Knoten</text:p>
            </chart:title>
            <chart:categories table:cell-range-address="Tabelle1.A21:Tabelle1.A25"/>
          </chart:axis>
          <chart:axis chart:dimension="y" chart:name="primary-y" chart:style-name="ch4">
            <chart:title svg:x="0.451cm" svg:y="5.642cm" chart:style-name="ch6">
              <text:p>Bretter / Sekunde</text:p>
            </chart:title>
            <chart:grid chart:style-name="ch7" chart:class="major"/>
          </chart:axis>
          <chart:series chart:style-name="ch8" chart:values-cell-range-address="Tabelle1.D21:Tabelle1.D25" chart:label-cell-address="Tabelle1.D20:Tabelle1.D20" chart:class="chart:scatter">
            <chart:domain table:cell-range-address="Tabelle1.A21:Tabelle1.A25"/>
            <chart:data-point chart:repeated="5"/>
          </chart:series>
          <chart:series chart:style-name="ch9" chart:values-cell-range-address="Tabelle1.D28:Tabelle1.D32" chart:label-cell-address="Tabelle1.D27:Tabelle1.D27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tter/Sekunde 24 Threads</text:p>
                <draw:g>
                  <svg:desc>Tabelle1.D20:Tabelle1.D20</svg:desc>
                </draw:g>
              </table:table-cell>
              <table:table-cell office:value-type="string">
                <text:p>Bretter/Sekunde 12 Threads</text:p>
                <draw:g>
                  <svg:desc>Tabelle1.D27:Tabelle1.D2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21:Tabelle1.A25</svg:desc>
                </draw:g>
              </table:table-cell>
              <table:table-cell office:value-type="float" office:value="8388934">
                <text:p>8388934</text:p>
                <draw:g>
                  <svg:desc>Tabelle1.D21:Tabelle1.D25</svg:desc>
                </draw:g>
              </table:table-cell>
              <table:table-cell office:value-type="float" office:value="6337277">
                <text:p>6337277</text:p>
                <draw:g>
                  <svg:desc>Tabelle1.D28:Tabelle1.D3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029758">
                <text:p>15029758</text:p>
              </table:table-cell>
              <table:table-cell office:value-type="float" office:value="11538071">
                <text:p>115380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3084646">
                <text:p>23084646</text:p>
              </table:table-cell>
              <table:table-cell office:value-type="float" office:value="18189377">
                <text:p>181893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0594557">
                <text:p>30594557</text:p>
              </table:table-cell>
              <table:table-cell office:value-type="float" office:value="26102504">
                <text:p>261025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844430">
                <text:p>34844430</text:p>
              </table:table-cell>
              <table:table-cell office:value-type="float" office:value="27153062">
                <text:p>271530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